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<text:span text:style-name="T1">O</text:span>utils &amp; 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span text:style-name="T1">M</text:span>éthodes du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span text:style-name="T1">G</text:span>énie <text:span text:style-name="T1">L</text:span>ogiciel</text:p>
          </table:table-cell>
          <table:table-cell table:number-columns-repeated="6"/>
        </table:table-row>
        <table:table-row table:style-name="ro1">
          <table:table-cell table:style-name="ce2" office:value-type="string">
            <text:p>Cours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29:39</meta:print-date>
    <dc:date>2010-10-11T18:30:12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5" meta:object-count="0"/>
  </office:meta>
</office:document-meta>
</file>